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iti TC Light" svg:font-family="Heiti TC Light"/>
  </office:font-face-decls>
  <office:automatic-styles>
    <style:style style:name="P1" style:family="paragraph" style:parent-style-name="Standard">
      <style:text-properties style:font-name="Heiti TC Light" fo:font-size="12.0pt" fo:background-color="#868686"/>
    </style:style>
    <style:style style:name="P2" style:family="paragraph" style:parent-style-name="Standard">
      <style:paragraph-properties fo:margin-bottom="0.1667in"/>
      <style:text-properties style:font-name="Heiti TC Light" fo:font-size="12.0pt" fo:background-color="#ececec"/>
    </style:style>
    <style:style style:name="T1" style:family="text">
      <style:text-properties fo:color="#052726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陳真   |  2005.06.05   |   <text:a xlink:type="simple" xlink:href="http://palinfo.habago.org/Entry?Command=Information_PrintForum#FORUM40404"><text:span text:style-name="T1">#</text:span></text:a></text:p>
      <text:p text:style-name="P2">以動物做實驗（Laboratory Animal Use）</text:p>
      <text:p text:style-name="P2">作者：Lynette A. Hart</text:p>
      <text:p text:style-name="P2">出處：《動物權與動物福利小百科》pp. 212-13</text:p>
      <text:p text:style-name="P2">譯者：陳真</text:p>
      <text:p text:style-name="P2"/>
      <text:p text:style-name="P2"/>
      <text:p text:style-name="P2">以動物做實驗，給人們帶來道德上的兩難，它一方面提供了改善人類健康的可能辦法，一方面卻又同時給動物帶來諸多疼痛＊和不適的問題。面對這個兩難，人們於是在研究、教學或產品測試上，致力於尋找其它各種「替代方法」＊。在許多機構中，「尋找替代方法」既是機構本身的一種既定目標，同時也是一種法律規範。認為「尋找替代方法」是一種值得努力的想法，其實也反映出人們對待動物態度的改變。不論是在科學界圈內外，有越來越多的人認為，我們花費大量心力和金錢去減少實驗動物的痛苦是值得的。這個想法轉變之快，主要是因為「德蕾絲試驗」（Draize test）之普受大眾矚目所致（見「捍衛動物的行動主義」）；那是一項對新的化妝品和藥品之眼睛或皮膚刺激性的測試。</text:p>
      <text:p text:style-name="P2"/>
      <text:p text:style-name="P2">1979年，在亨利史匹勒（Henry Spira's）把矛頭指向「德蕾絲試驗」的抗爭行動之後，各項反對製造動物痛苦的抗爭行動，也如火如荼地展開。1981年，化妝品工業捐贈了一項為數一百萬美元的基金給約翰霍普金斯大學「衛生與公衛學院」，成立一個「替代動物測試研究中心」（The Centre for Alternatives to Animal Testing，簡稱CAAT)。</text:p>
      <text:p text:style-name="P2"/>
      <text:p text:style-name="P2">從那時候開始，「替代方法」的概念已經成形。凡是贊成「替代方法」或發展出新的「替代方法」之科學家，也較往日更為人所敬重。「實驗動物福利法」＊更規定科學家，必須致力於研發替代方法，來取代那些「會造成動物可觀的痛苦或挫折的實驗步驟」。動物的疼痛或痛苦＊，以及如何藉著止痛劑或麻醉劑來減輕其痛苦的種種問題，是實驗動物議題的焦點所在。在美國，CAAT曾領導工業界和政府部門一起致力於研發動物毒物測試的替代方法。（213）</text:p>
      <text:p text:style-name="P2"/>
      <text:p text:style-name="P2">以動物做實驗通常發生在兩種情況，一是公司的產品測試，以確保人體健康無虞；一是提供大學做為研究或測試之用。至於教學活動，雖然相對於實驗或測試用到較少的動物，但這一部份卻也最容易用其它方法取代。獸醫學校正努力研發電腦軟體、「軟組織模式」（soft-tissue model）以及「互動光碟」（interactive video-discs）。獸醫系學生並不直接拿動物解剖，而是觀察防腐處理過的解剖標本，教授並使用特別設計的教學系統，來教導學生有關動物心理或行為方面的種種知識。這些方法，在其它教育機構也都可以派上用場，而且花費不多（見「教育及使用動物」）。</text:p>
      <text:p text:style-name="P2"/>
      <text:p text:style-name="P2">研發「替代方法」最具成效的是毒物測試方面。歐洲共同體的形成，導致了國際間的立法，也促成了各項基金會的成立，以促進動物福利及尋求動物實驗的「替代方法」。「歐洲替代方法研發中心」（The European Center for the Validation of Alternative Methods）也領導國際間的合作，一起致力於根除歐洲地區化妝品業者之動物測試。（見「反動物解剖主義」；「貓」；「黑猩猩」；「狗」；「機構性動物照護與使用委員會」；「小白鼠」）。　　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1</meta:generator>
  </office:meta>
</office:document-meta>
</file>